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2.15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48mm"/>
    </style:style>
    <style:style style:name="co8" style:family="table-column">
      <style:table-column-properties fo:break-before="auto" style:column-width="25.12mm"/>
    </style:style>
    <style:style style:name="co9" style:family="table-column">
      <style:table-column-properties fo:break-before="auto" style:column-width="35.31mm"/>
    </style:style>
    <style:style style:name="co10" style:family="table-column">
      <style:table-column-properties fo:break-before="auto" style:column-width="2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" style:family="table-cell" style:parent-style-name="Pivot_20_Table_20_Value" style:data-style-name="N0"/>
    <style:style style:name="ce2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4" style:family="table-cell" style:parent-style-name="Pivot_20_Table_20_Field">
      <style:table-cell-properties fo:border="none"/>
      <style:text-properties fo:font-weight="bold" style:font-weight-asian="bold" style:font-weight-complex="bold"/>
    </style:style>
    <style:style style:name="ce35" style:family="table-cell" style:parent-style-name="Pivot_20_Table_20_Category" style:data-style-name="N0">
      <style:table-cell-properties fo:border="none"/>
    </style:style>
    <style:style style:name="ce36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37" style:family="table-cell" style:parent-style-name="Pivot_20_Table_20_Value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result_epoch_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learnr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<text:s/>run</text:p>
          </table:table-cell>
          <table:table-cell table:style-name="ce1" office:value-type="string" calcext:value-type="string">
            <text:p><text:s/>ev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</table:table>
      <table:table table:name="Pivot-Tabelle_result_epoch_run" table:style-name="ta1">
        <table:table-column table:style-name="co6" table:default-cell-style-name="ce5"/>
        <table:table-column table:style-name="co6" table:number-columns-repeated="2" table:default-cell-style-name="ce11"/>
        <table:table-column table:style-name="co6" table:default-cell-style-name="ce19"/>
        <table:table-column table:style-name="co6" table:number-columns-repeated="2" table:default-cell-style-name="ce25"/>
        <table:table-column table:style-name="co6" table:default-cell-style-name="ce31"/>
        <table:table-row table:style-name="ro1">
          <table:table-cell table:style-name="ce2"/>
          <table:table-cell table:style-name="ce8"/>
          <table:table-cell table:style-name="ce14"/>
          <table:table-cell table:style-name="ce16" office:value-type="string" calcext:value-type="string">
            <text:p>Daten</text:p>
          </table:table-cell>
          <table:table-cell table:style-name="ce22" table:number-columns-repeated="2"/>
          <table:table-cell table:style-name="ce28"/>
        </table:table-row>
        <table:table-row table:style-name="ro1">
          <table:table-cell table:style-name="ce3" office:value-type="string" calcext:value-type="string">
            <text:p>batch</text:p>
          </table:table-cell>
          <table:table-cell table:style-name="ce9" office:value-type="string" calcext:value-type="string">
            <text:p>learnrate</text:p>
          </table:table-cell>
          <table:table-cell table:style-name="ce9" office:value-type="string" calcext:value-type="string">
            <text:p>epoch</text:p>
          </table:table-cell>
          <table:table-cell table:style-name="ce17" office:value-type="string" calcext:value-type="string">
            <text:p>Min - <text:s/>eval</text:p>
          </table:table-cell>
          <table:table-cell table:style-name="ce23" office:value-type="string" calcext:value-type="string">
            <text:p>Max - <text:s/>eval</text:p>
          </table:table-cell>
          <table:table-cell table:style-name="ce23" office:value-type="string" calcext:value-type="string">
            <text:p>Mittelwert - <text:s/>eval</text:p>
          </table:table-cell>
          <table:table-cell table:style-name="ce29" office:value-type="string" calcext:value-type="string">
            <text:p>Var - <text:s/>eval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8" calcext:value-type="float">
            <text:p>0,78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802" calcext:value-type="float">
            <text:p>0,802</text:p>
          </table:table-cell>
          <table:table-cell table:style-name="ce30" office:value-type="float" office:value="0.000319999999999876" calcext:value-type="float">
            <text:p>0,0003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8000000000018" calcext:value-type="float">
            <text:p>0,0001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000350000000000072" calcext:value-type="float">
            <text:p>0,0003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231" calcext:value-type="float">
            <text:p>0,0001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12" calcext:value-type="float">
            <text:p>0,00012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8" calcext:value-type="float">
            <text:p>0,78</text:p>
          </table:table-cell>
          <table:table-cell table:style-name="ce26" office:value-type="float" office:value="0.81" calcext:value-type="float">
            <text:p>0,81</text:p>
          </table:table-cell>
          <table:table-cell table:style-name="ce26" office:value-type="float" office:value="0.794" calcext:value-type="float">
            <text:p>0,794</text:p>
          </table:table-cell>
          <table:table-cell table:style-name="ce32" office:value-type="float" office:value="0.00018000000000018" calcext:value-type="float">
            <text:p>0,00018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8" calcext:value-type="float">
            <text:p>0,78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794" calcext:value-type="float">
            <text:p>0,794</text:p>
          </table:table-cell>
          <table:table-cell table:style-name="ce30" office:value-type="float" office:value="0.000379999999999825" calcext:value-type="float">
            <text:p>0,0003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000599999999999934" calcext:value-type="float">
            <text:p>0,000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88" calcext:value-type="float">
            <text:p>0,788</text:p>
          </table:table-cell>
          <table:table-cell office:value-type="float" office:value="0.000269999999999881" calcext:value-type="float">
            <text:p>0,0002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231" calcext:value-type="float">
            <text:p>0,0001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080000000000191" calcext:value-type="float">
            <text:p>8,0000000000191E-05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8" calcext:value-type="float">
            <text:p>0,78</text:p>
          </table:table-cell>
          <table:table-cell table:style-name="ce26" office:value-type="float" office:value="0.8" calcext:value-type="float">
            <text:p>0,8</text:p>
          </table:table-cell>
          <table:table-cell table:style-name="ce26" office:value-type="float" office:value="0.792" calcext:value-type="float">
            <text:p>0,792</text:p>
          </table:table-cell>
          <table:table-cell table:style-name="ce32" office:value-type="float" office:value="0.0000700000000001255" calcext:value-type="float">
            <text:p>7,00000000001255E-05</text:p>
          </table:table-cell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7" calcext:value-type="float">
            <text:p>0,77</text:p>
          </table:table-cell>
          <table:table-cell table:style-name="ce24" office:value-type="float" office:value="0.81" calcext:value-type="float">
            <text:p>0,81</text:p>
          </table:table-cell>
          <table:table-cell table:style-name="ce24" office:value-type="float" office:value="0.784" calcext:value-type="float">
            <text:p>0,784</text:p>
          </table:table-cell>
          <table:table-cell table:style-name="ce30" office:value-type="float" office:value="0.000380000000000269" calcext:value-type="float">
            <text:p>0,0003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02" calcext:value-type="float">
            <text:p>0,802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1" calcext:value-type="float">
            <text:p>0,0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211" calcext:value-type="float">
            <text:p>0,0001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9" calcext:value-type="float">
            <text:p>0,79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802" calcext:value-type="float">
            <text:p>0,802</text:p>
          </table:table-cell>
          <table:table-cell table:style-name="ce32" office:value-type="float" office:value="0.000169999999999892" calcext:value-type="float">
            <text:p>0,00017</text:p>
          </table:table-cell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7" calcext:value-type="float">
            <text:p>0,77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798" calcext:value-type="float">
            <text:p>0,798</text:p>
          </table:table-cell>
          <table:table-cell table:style-name="ce30" office:value-type="float" office:value="0.000519999999999965" calcext:value-type="float">
            <text:p>0,0005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82" calcext:value-type="float">
            <text:p>0,82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870000000000037" calcext:value-type="float">
            <text:p>0,000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000250000000000083" calcext:value-type="float">
            <text:p>0,000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249999999999972" calcext:value-type="float">
            <text:p>0,0002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7" calcext:value-type="float">
            <text:p>0,77</text:p>
          </table:table-cell>
          <table:table-cell table:style-name="ce26" office:value-type="float" office:value="0.8" calcext:value-type="float">
            <text:p>0,8</text:p>
          </table:table-cell>
          <table:table-cell table:style-name="ce26" office:value-type="float" office:value="0.792" calcext:value-type="float">
            <text:p>0,792</text:p>
          </table:table-cell>
          <table:table-cell table:style-name="ce32" office:value-type="float" office:value="0.000170000000000115" calcext:value-type="float">
            <text:p>0,00017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6" calcext:value-type="float">
            <text:p>0,76</text:p>
          </table:table-cell>
          <table:table-cell table:style-name="ce24" office:value-type="float" office:value="0.81" calcext:value-type="float">
            <text:p>0,81</text:p>
          </table:table-cell>
          <table:table-cell table:style-name="ce24" office:value-type="float" office:value="0.792" calcext:value-type="float">
            <text:p>0,792</text:p>
          </table:table-cell>
          <table:table-cell table:style-name="ce30" office:value-type="float" office:value="0.000470000000000081" calcext:value-type="float">
            <text:p>0,0004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57000000000007" calcext:value-type="float">
            <text:p>0,0005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8" calcext:value-type="float">
            <text:p>0,798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231" calcext:value-type="float">
            <text:p>0,0001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080000000000191" calcext:value-type="float">
            <text:p>8,0000000000191E-05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8" calcext:value-type="float">
            <text:p>0,78</text:p>
          </table:table-cell>
          <table:table-cell table:style-name="ce26" office:value-type="float" office:value="0.8" calcext:value-type="float">
            <text:p>0,8</text:p>
          </table:table-cell>
          <table:table-cell table:style-name="ce26" office:value-type="float" office:value="0.792" calcext:value-type="float">
            <text:p>0,792</text:p>
          </table:table-cell>
          <table:table-cell table:style-name="ce32" office:value-type="float" office:value="0.0000700000000001255" calcext:value-type="float">
            <text:p>7,00000000001255E-05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7" calcext:value-type="float">
            <text:p>0,77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794" calcext:value-type="float">
            <text:p>0,794</text:p>
          </table:table-cell>
          <table:table-cell table:style-name="ce30"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26999999999977" calcext:value-type="float">
            <text:p>0,0002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199999999999978" calcext:value-type="float">
            <text:p>0,000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129999999999963" calcext:value-type="float">
            <text:p>0,00013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8" calcext:value-type="float">
            <text:p>0,78</text:p>
          </table:table-cell>
          <table:table-cell table:style-name="ce26" office:value-type="float" office:value="0.81" calcext:value-type="float">
            <text:p>0,81</text:p>
          </table:table-cell>
          <table:table-cell table:style-name="ce26" office:value-type="float" office:value="0.794" calcext:value-type="float">
            <text:p>0,794</text:p>
          </table:table-cell>
          <table:table-cell table:style-name="ce32" office:value-type="float" office:value="0.000129999999999852" calcext:value-type="float">
            <text:p>0,00013</text:p>
          </table:table-cell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8" calcext:value-type="float">
            <text:p>0,78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794" calcext:value-type="float">
            <text:p>0,794</text:p>
          </table:table-cell>
          <table:table-cell table:style-name="ce30" office:value-type="float" office:value="0.000279999999999947" calcext:value-type="float">
            <text:p>0,0002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79999999999947" calcext:value-type="float">
            <text:p>0,0002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69999999999781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250000000000083" calcext:value-type="float">
            <text:p>0,0002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7" calcext:value-type="float">
            <text:p>0,77</text:p>
          </table:table-cell>
          <table:table-cell table:style-name="ce26" office:value-type="float" office:value="0.81" calcext:value-type="float">
            <text:p>0,81</text:p>
          </table:table-cell>
          <table:table-cell table:style-name="ce26" office:value-type="float" office:value="0.794" calcext:value-type="float">
            <text:p>0,794</text:p>
          </table:table-cell>
          <table:table-cell table:style-name="ce32" office:value-type="float" office:value="0.000229999999999952" calcext:value-type="float">
            <text:p>0,00023</text:p>
          </table:table-cell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6" calcext:value-type="float">
            <text:p>0,76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792" calcext:value-type="float">
            <text:p>0,792</text:p>
          </table:table-cell>
          <table:table-cell table:style-name="ce30" office:value-type="float" office:value="0.00057000000000007" calcext:value-type="float">
            <text:p>0,0005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3000000000015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57000000000007" calcext:value-type="float">
            <text:p>0,0005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329999999999941" calcext:value-type="float">
            <text:p>0,000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430000000000264" calcext:value-type="float">
            <text:p>0,00043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6" calcext:value-type="float">
            <text:p>0,76</text:p>
          </table:table-cell>
          <table:table-cell table:style-name="ce26" office:value-type="float" office:value="0.81" calcext:value-type="float">
            <text:p>0,81</text:p>
          </table:table-cell>
          <table:table-cell table:style-name="ce26" office:value-type="float" office:value="0.794" calcext:value-type="float">
            <text:p>0,794</text:p>
          </table:table-cell>
          <table:table-cell table:style-name="ce32" office:value-type="float" office:value="0.000430000000000153" calcext:value-type="float">
            <text:p>0,00043</text:p>
          </table:table-cell>
        </table:table-row>
        <table:table-row table:style-name="ro1">
          <table:table-cell table:style-name="ce7" office:value-type="string" calcext:value-type="string">
            <text:p>Summe Ergebnis</text:p>
          </table:table-cell>
          <table:table-cell table:style-name="ce13"/>
          <table:table-cell table:style-name="ce15"/>
          <table:table-cell table:style-name="ce21" office:value-type="float" office:value="0.74" calcext:value-type="float">
            <text:p>0,74</text:p>
          </table:table-cell>
          <table:table-cell table:style-name="ce27" office:value-type="float" office:value="0.82" calcext:value-type="float">
            <text:p>0,82</text:p>
          </table:table-cell>
          <table:table-cell table:style-name="ce27" office:value-type="float" office:value="0.793392857142858" calcext:value-type="float">
            <text:p>0,793392857142858</text:p>
          </table:table-cell>
          <table:table-cell table:style-name="ce33" office:value-type="float" office:value="0.000236117511518631" calcext:value-type="float">
            <text:p>0,000236117511519</text:p>
          </table:table-cell>
        </table:table-row>
      </table:table>
      <table:table table:name="result_epoch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7" table:default-cell-style-name="ce37"/>
        <table:table-column table:style-name="co8" table:default-cell-style-name="ce25"/>
        <table:table-column table:style-name="co9" table:default-cell-style-name="ce25"/>
        <table:table-column table:style-name="co10" table:default-cell-style-name="ce37"/>
        <table:table-row table:style-name="ro1">
          <table:table-cell table:style-name="ce34" office:value-type="string" calcext:value-type="string">
            <text:p>batch</text:p>
          </table:table-cell>
          <table:table-cell table:style-name="ce34" office:value-type="string" calcext:value-type="string">
            <text:p>learnrate</text:p>
          </table:table-cell>
          <table:table-cell table:style-name="ce34" office:value-type="string" calcext:value-type="string">
            <text:p>epoch</text:p>
          </table:table-cell>
          <table:table-cell table:style-name="ce36" office:value-type="string" calcext:value-type="string">
            <text:p>Min - <text:s/>eval</text:p>
          </table:table-cell>
          <table:table-cell table:style-name="ce36" office:value-type="string" calcext:value-type="string">
            <text:p>Max - <text:s/>eval</text:p>
          </table:table-cell>
          <table:table-cell table:style-name="ce36" office:value-type="string" calcext:value-type="string">
            <text:p>Mittelwert - <text:s/>eval</text:p>
          </table:table-cell>
          <table:table-cell table:style-name="ce36" office:value-type="string" calcext:value-type="string">
            <text:p>Var - <text:s/>ev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802" calcext:value-type="float">
            <text:p>0,802</text:p>
          </table:table-cell>
          <table:table-cell office:value-type="float" office:value="0.000319999999999876" calcext:value-type="float">
            <text:p>0,00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8000000000018" calcext:value-type="float">
            <text:p>0,00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000350000000000072" calcext:value-type="float">
            <text:p>0,00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231" calcext:value-type="float">
            <text:p>0,00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12" calcext:value-type="float">
            <text:p>0,00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18000000000018" calcext:value-type="float">
            <text:p>0,00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379999999999825" calcext:value-type="float">
            <text:p>0,00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000599999999999934" calcext:value-type="float">
            <text:p>0,0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88" calcext:value-type="float">
            <text:p>0,788</text:p>
          </table:table-cell>
          <table:table-cell office:value-type="float" office:value="0.000269999999999881" calcext:value-type="float">
            <text:p>0,00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231" calcext:value-type="float">
            <text:p>0,00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080000000000191" calcext:value-type="float">
            <text:p>8,0000000000191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" calcext:value-type="float">
            <text:p>0,8</text:p>
          </table:table-cell>
          <table:table-cell table:style-name="ce37" office:value-type="float" office:value="0.792" calcext:value-type="float">
            <text:p>0,792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84" calcext:value-type="float">
            <text:p>0,784</text:p>
          </table:table-cell>
          <table:table-cell office:value-type="float" office:value="0.000380000000000269" calcext:value-type="float">
            <text:p>0,00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02" calcext:value-type="float">
            <text:p>0,802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1" calcext:value-type="float">
            <text:p>0,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211" calcext:value-type="float">
            <text:p>0,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802" calcext:value-type="float">
            <text:p>0,802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8" calcext:value-type="float">
            <text:p>0,798</text:p>
          </table:table-cell>
          <table:table-cell office:value-type="float" office:value="0.000519999999999965" calcext:value-type="float">
            <text:p>0,00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82" calcext:value-type="float">
            <text:p>0,82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870000000000037" calcext:value-type="float">
            <text:p>0,00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000250000000000083" calcext:value-type="float">
            <text:p>0,00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249999999999972" calcext:value-type="float">
            <text:p>0,00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" calcext:value-type="float">
            <text:p>0,8</text:p>
          </table:table-cell>
          <table:table-cell table:style-name="ce37" office:value-type="float" office:value="0.792" calcext:value-type="float">
            <text:p>0,792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6" calcext:value-type="float">
            <text:p>0,76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92" calcext:value-type="float">
            <text:p>0,792</text:p>
          </table:table-cell>
          <table:table-cell office:value-type="float" office:value="0.000470000000000081" calcext:value-type="float">
            <text:p>0,000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57000000000007" calcext:value-type="float">
            <text:p>0,000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8" calcext:value-type="float">
            <text:p>0,798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20000000000231" calcext:value-type="float">
            <text:p>0,00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080000000000191" calcext:value-type="float">
            <text:p>8,0000000000191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" calcext:value-type="float">
            <text:p>0,8</text:p>
          </table:table-cell>
          <table:table-cell table:style-name="ce37" office:value-type="float" office:value="0.792" calcext:value-type="float">
            <text:p>0,792</text:p>
          </table:table-cell>
          <table:table-cell office:value-type="float" office:value="0.0000700000000001255" calcext:value-type="float">
            <text:p>7,00000000001255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26999999999977" calcext:value-type="float">
            <text:p>0,00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199999999999978" calcext:value-type="float">
            <text:p>0,0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129999999999963" calcext:value-type="float">
            <text:p>0,00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279999999999947" calcext:value-type="float">
            <text:p>0,00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79999999999947" calcext:value-type="float">
            <text:p>0,00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69999999999781" calcext:value-type="float">
            <text:p>0,00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250000000000083" calcext:value-type="float">
            <text:p>0,00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170000000000115" calcext:value-type="float">
            <text:p>0,00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76" calcext:value-type="float">
            <text:p>0,76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2" calcext:value-type="float">
            <text:p>0,792</text:p>
          </table:table-cell>
          <table:table-cell office:value-type="float" office:value="0.00057000000000007" calcext:value-type="float">
            <text:p>0,000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30000000000153" calcext:value-type="float">
            <text:p>0,00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00057000000000007" calcext:value-type="float">
            <text:p>0,000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329999999999941" calcext:value-type="float">
            <text:p>0,00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430000000000264" calcext:value-type="float">
            <text:p>0,00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430000000000153" calcext:value-type="float">
            <text:p>0,00043</text:p>
          </table:table-cell>
        </table:table-row>
      </table:table>
      <table:named-expressions/>
      <table:database-ranges>
        <table:database-range table:name="__Anonymous_Sheet_DB__0" table:target-range-address="result_epoch_run.A1:result_epoch_run.E281" table:display-filter-buttons="true"/>
        <table:database-range table:name="__Anonymous_Sheet_DB__2" table:target-range-address="result_epoch.A1:result_epoch.G57" table:display-filter-buttons="true"/>
      </table:database-ranges>
      <table:data-pilot-tables>
        <table:data-pilot-table table:name="DataPilot1" table:application-data="" table:target-range-address="'Pivot-Tabelle_result_epoch_run'.A1:'Pivot-Tabelle_result_epoch_run'.G59" table:buttons="'Pivot-Tabelle_result_epoch_run'.A2 'Pivot-Tabelle_result_epoch_run'.B2 'Pivot-Tabelle_result_epoch_run'.C2 'Pivot-Tabelle_result_epoch_run'.D1" table:show-filter-button="false" table:drill-down-on-double-click="false">
          <table:source-cell-range table:cell-range-address="result_epoch_run.A1:result_epoch_run.E2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tch" table:orientation="row" table:used-hierarchy="0" table:function="auto">
            <table:data-pilot-level table:show-empty="false" calcext:repeat-item-labels="false">
              <table:data-pilot-members>
                <table:data-pilot-member table:name="16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arnrat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min">
            <table:data-pilot-level table:show-empty="false" calcext:repeat-item-labels="false">
              <table:data-pilot-members>
                <table:data-pilot-member table:name="0,74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-1" table:function="max">
            <table:data-pilot-level calcext:repeat-item-labels="false"/>
          </table:data-pilot-field>
          <table:data-pilot-field table:source-field-name=" eval" table:orientation="data" table:used-hierarchy="-1" table:function="average">
            <table:data-pilot-level calcext:repeat-item-labels="false"/>
          </table:data-pilot-field>
          <table:data-pilot-field table:source-field-name=" eval" table:orientation="data" table:used-hierarchy="-1" table:function="var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Schindler</meta:initial-creator>
    <meta:creation-date>2020-09-07T15:03:48.555000000</meta:creation-date>
    <dc:date>2020-09-07T15:10:10.454000000</dc:date>
    <dc:creator>Carolin Schindler</dc:creator>
    <meta:editing-duration>PT6M21S</meta:editing-duration>
    <meta:editing-cycles>2</meta:editing-cycles>
    <meta:generator>LibreOffice/6.1.5.2$Windows_X86_64 LibreOffice_project/90f8dcf33c87b3705e78202e3df5142b201bd805</meta:generator>
    <meta:document-statistic meta:table-count="3" meta:cell-count="2107" meta:object-count="0"/>
  </office:meta>
</office:document-meta>
</file>